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fo:font-weight="normal" officeooo:rsid="0014bf46" style:font-size-asian="21pt" style:font-weight-asian="normal" style:font-size-complex="24pt" style:font-weight-complex="normal"/>
    </style:style>
    <style:style style:name="P10" style:family="paragraph" style:parent-style-name="Standard">
      <style:text-properties officeooo:paragraph-rsid="0024c0d7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size="24pt" fo:font-weight="normal" officeooo:rsid="0014bf46" style:font-size-asian="21pt" style:font-weight-asian="normal" style:font-size-complex="2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tab/><text:tab/><text:span text:style-name="T3"><text:tab/><text:tab/></text:span><text:span text:style-name="T1">Assignment No.2</text:span></text:p>
      <text:p text:style-name="P10"><text:span text:style-name="T1"><text:s text:c="25"/></text:span><text:span text:style-name="T2"><text:s text:c="3"/>Abhishek Gohatre kd4- 80127</text:span></text:p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/text:p>
      <text:p text:style-name="P2"><text:soft-page-break/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/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22:08:24.195095618</dc:date>
    <meta:editing-duration>PT4H34M23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4" meta:paragraph-count="29" meta:word-count="171" meta:character-count="951" meta:non-whitespace-character-count="774"/>
  </office:meta>
</office:document-meta>
</file>